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9ed" officeooo:paragraph-rsid="0003f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log:</text:p>
      <text:p text:style-name="P1"/>
      <text:p text:style-name="P1"/>
      <text:p text:style-name="P1">Travailler sur la fonctionnalité de jointure</text:p>
      <text:p text:style-name="P1"/>
      <text:p text:style-name="P1">Travailler sur un grande volume de donnée(1TO) et tester le travail sur notre application et sur talend et comparer la difference</text:p>
      <text:p text:style-name="P1"/>
      <text:p text:style-name="P1">Développer la partie Frontend : Les interfaces de configuration</text:p>
      <text:p text:style-name="P1"/>
      <text:p text:style-name="P1">Préparer la conception </text:p>
      <text:p text:style-name="P1"/>
      <text:p text:style-name="P1">Travailler sur les simulations: réel , de test, complémentaire</text:p>
      <text:p text:style-name="P1"/>
      <text:p text:style-name="P1">Travailler sur le systéme de Rollback si la simulation n’est pas réelle</text:p>
      <text:p text:style-name="P1"/>
      <text:p text:style-name="P1">Travailler sur le systéme de consultation d’erreurs et des warning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0:39:53.924550935</meta:creation-date>
    <dc:date>2019-04-09T20:44:21.275246275</dc:date>
    <meta:editing-duration>PT4M31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71" meta:character-count="467" meta:non-whitespace-character-count="403"/>
  </office:meta>
</office:document-meta>
</file>